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3.64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1-10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First Fi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ECUTION TIME </text:p>
          </table:table-cell>
          <table:table-cell office:value-type="float" office:value="3309" calcext:value-type="float">
            <text:p>330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191.027045454545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wData ---&gt; 273.5427641487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sultData ---&gt; 2.2103064845875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oTSensor ---&gt; 0.318750000000022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oreData ---&gt; 0.50125897952485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loud : Energy Consumed = 409705.556121651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31903.3867461253" calcext:value-type="float">
            <text:p>31903.3867461253</text:p>
          </table:table-cell>
          <table:table-cell/>
          <table:table-cell table:style-name="ce5" table:formula="of:=AVERAGE([.E24:.E34])" office:value-type="float" office:value="26604.381647375" calcext:value-type="float">
            <text:p>26604.381647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6.9356625" calcext:value-type="float">
            <text:p>26206.9356625</text:p>
          </table:table-cell>
          <table:table-cell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199.9241875" calcext:value-type="float">
            <text:p>26199.9241875</text:p>
          </table:table-cell>
          <table:table-cell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4865.345275" calcext:value-type="float">
            <text:p>24865.345275</text:p>
          </table:table-cell>
          <table:table-cell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14326.864375" calcext:value-type="float">
            <text:p>14326.8643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2410" calcext:value-type="float">
            <text:p>2410</text:p>
          </table:table-cell>
          <table:table-cell table:number-columns-repeated="2"/>
        </table:table-row>
      </table:table>
      <table:table table:name="1-15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First Fi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ECUTION TIME </text:p>
          </table:table-cell>
          <table:table-cell office:value-type="float" office:value="8346" calcext:value-type="float">
            <text:p>83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oTSensor ---&gt; 0.4750000000000227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loud : Energy Consumed = 399705.803571428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31899.6514805004" calcext:value-type="float">
            <text:p>31899.65148050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  <table:table-cell table:formula="of:=AVERAGE([.E22:.E36])" office:value-type="float" office:value="26120.1023833333" calcext:value-type="float">
            <text:p>26120.10238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4872.2295" calcext:value-type="float">
            <text:p>24872.22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3480" calcext:value-type="float">
            <text:p>3480</text:p>
          </table:table-cell>
          <table:table-cell table:number-columns-repeated="2"/>
        </table:table-row>
      </table:table>
      <table:table table:name="1-20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First Fi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XECUTION TIME </text:p>
          </table:table-cell>
          <table:table-cell office:value-type="float" office:value="16709" calcext:value-type="float">
            <text:p>1670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oTSensor ---&gt; 0.63125000000002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loud : Energy Consumed = 399705.803571428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31895.9162148756" calcext:value-type="float">
            <text:p>31895.91621487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  <table:table-cell table:formula="of:=AVERAGE([.E21:.E41])" office:value-type="float" office:value="26418.2895280893" calcext:value-type="float">
            <text:p>26418.28952808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6 : Energy Consumed </text:p>
          </table:table-cell>
          <table:table-cell office:value-type="float" office:value="24918.357625" calcext:value-type="float">
            <text:p>24918.3576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4640" calcext:value-type="float">
            <text:p>4640</text:p>
          </table:table-cell>
          <table:table-cell table:number-columns-repeated="2"/>
        </table:table-row>
      </table:table>
      <table:table table:name="1-25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First Fi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XECUTION TIME </text:p>
          </table:table-cell>
          <table:table-cell office:value-type="float" office:value="78893" calcext:value-type="float">
            <text:p>7889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oTSensor ---&gt; 0.78750000000002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399705.803571429" calcext:value-type="float">
            <text:p>399705.8035714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31892.1809492508" calcext:value-type="float">
            <text:p>31892.18094925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  <table:table-cell table:formula="of:=AVERAGE([.E21:.E46])" office:value-type="float" office:value="26379.4989595866" calcext:value-type="float">
            <text:p>26379.49895958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1 : Energy Consumed </text:p>
          </table:table-cell>
          <table:table-cell office:value-type="float" office:value="24964.48575" calcext:value-type="float">
            <text:p>24964.485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5800" calcext:value-type="float">
            <text:p>5800</text:p>
          </table:table-cell>
          <table:table-cell table:number-columns-repeated="2"/>
        </table:table-row>
      </table:table>
      <table:table table:name="1-30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First Fi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ECUTION TIME </text:p>
          </table:table-cell>
          <table:table-cell office:value-type="float" office:value="93378" calcext:value-type="float">
            <text:p>9337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oTSensor ---&gt; 0.943750000000022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399705.803571429" calcext:value-type="float">
            <text:p>399705.8035714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31888.4456836259" calcext:value-type="float">
            <text:p>31888.44568362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  <table:table-cell table:formula="of:=AVERAGE([.E21:.E51])" office:value-type="float" office:value="26353.2214776976" calcext:value-type="float">
            <text:p>26353.22147769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6 : Energy Consumed </text:p>
          </table:table-cell>
          <table:table-cell office:value-type="float" office:value="25010.613875" calcext:value-type="float">
            <text:p>25010.6138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6960" calcext:value-type="float">
            <text:p>6960</text:p>
          </table:table-cell>
          <table:table-cell table:number-columns-repeated="2"/>
        </table:table-row>
      </table:table>
      <table:table table:name="1-35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First Fi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ECUTION TIME </text:p>
          </table:table-cell>
          <table:table-cell office:value-type="float" office:value="151948" calcext:value-type="float">
            <text:p>15194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oTSensor ---&gt; 1.100000000000022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399705.803571429" calcext:value-type="float">
            <text:p>399705.8035714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31884.7104180011" calcext:value-type="float">
            <text:p>31884.71041800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/>
          <table:table-cell table:formula="of:=AVERAGE([.E21:.E56])" office:value-type="float" office:value="26334.2432963333" calcext:value-type="float">
            <text:p>26334.243296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1 : Energy Consumed </text:p>
          </table:table-cell>
          <table:table-cell office:value-type="float" office:value="25056.742" calcext:value-type="float">
            <text:p>25056.7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8120" calcext:value-type="float">
            <text:p>8120</text:p>
          </table:table-cell>
          <table:table-cell table:number-columns-repeated="2"/>
        </table:table-row>
      </table:table>
      <table:table table:name="1-50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First Fit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ECUTION TIME </text:p>
          </table:table-cell>
          <table:table-cell office:value-type="float" office:value="368460" calcext:value-type="float">
            <text:p>36846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oTSensor ---&gt; 1.568750000000022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399705.803571429" calcext:value-type="float">
            <text:p>399705.8035714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31873.5046211265" calcext:value-type="float">
            <text:p>31873.504621126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 table:formula="of:=AVERAGE([.E21:.E71])" office:value-type="float" office:value="26299.6360244339" calcext:value-type="float">
            <text:p>26299.63602443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6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0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1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2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3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4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5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6 : Energy Consumed </text:p>
          </table:table-cell>
          <table:table-cell office:value-type="float" office:value="25195.126375" calcext:value-type="float">
            <text:p>25195.1263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7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8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9 : Energy Consumed </text:p>
          </table:table-cell>
          <table:table-cell office:value-type="float" office:value="26208.1" calcext:value-type="float">
            <text:p>26208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11600" calcext:value-type="float">
            <text:p>11600</text:p>
          </table:table-cell>
          <table:table-cell/>
        </table:table-row>
      </table:table>
      <table:table table:name="1-75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 </text:p>
          </table:table-cell>
          <table:table-cell office:value-type="string" calcext:value-type="string">
            <text:p>First Fi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ECUTION TIME </text:p>
          </table:table-cell>
          <table:table-cell office:value-type="float" office:value="2124423" calcext:value-type="float">
            <text:p>212442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oTSensor ---&gt; 2.350000000000022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loud : Energy Consumed </text:p>
          </table:table-cell>
          <table:table-cell office:value-type="float" office:value="399705.803571429" calcext:value-type="float">
            <text:p>399705.8035714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-0 : Energy Consumed </text:p>
          </table:table-cell>
          <table:table-cell office:value-type="float" office:value="31854.8282930024" calcext:value-type="float">
            <text:p>31854.82829300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0 : Energy Consumed </text:p>
          </table:table-cell>
          <table:table-cell office:value-type="float" office:value="26224.00625" calcext:value-type="float">
            <text:p>26224.006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 : Energy Consumed </text:p>
          </table:table-cell>
          <table:table-cell office:value-type="float" office:value="26208.1" calcext:value-type="float">
            <text:p>26208.1</text:p>
          </table:table-cell>
          <table:table-cell/>
          <table:table-cell table:formula="of:=AVERAGE([.E21:.E96])" office:value-type="float" office:value="26272.3144939869" calcext:value-type="float">
            <text:p>26272.31449398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0-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1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2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3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4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5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1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5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6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7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8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69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0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1 : Energy Consumed </text:p>
          </table:table-cell>
          <table:table-cell office:value-type="float" office:value="25425.767" calcext:value-type="float">
            <text:p>25425.7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2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3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-0-74 : Energy Consumed </text:p>
          </table:table-cell>
          <table:table-cell office:value-type="float" office:value="26208.1" calcext:value-type="float">
            <text:p>2620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t of execution in cloud 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network usage </text:p>
          </table:table-cell>
          <table:table-cell office:value-type="float" office:value="17272" calcext:value-type="float">
            <text:p>17272</text:p>
          </table:table-cell>
          <table:table-cell table:number-columns-repeated="2"/>
        </table:table-row>
      </table:table>
      <table:table table:name="Results - 1" table:style-name="ta1"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figuration</text:p>
          </table:table-cell>
          <table:table-cell table:style-name="Default" office:value-type="string" calcext:value-type="string">
            <text:p>Execution Times</text:p>
          </table:table-cell>
          <table:table-cell office:value-type="string" calcext:value-type="string">
            <text:p>Energy Consumption</text:p>
          </table:table-cell>
          <table:table-cell office:value-type="string" calcext:value-type="string">
            <text:p>Network Usa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09" calcext:value-type="float">
            <text:p>3309</text:p>
          </table:table-cell>
          <table:table-cell table:style-name="ce6" office:value-type="float" office:value="26604.381647375" calcext:value-type="float">
            <text:p>26604.381647375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46" calcext:value-type="float">
            <text:p>8346</text:p>
          </table:table-cell>
          <table:table-cell office:value-type="float" office:value="26120.1023833333" calcext:value-type="float">
            <text:p>26120.1023833333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09" calcext:value-type="float">
            <text:p>16709</text:p>
          </table:table-cell>
          <table:table-cell office:value-type="float" office:value="26418.2895280893" calcext:value-type="float">
            <text:p>26418.2895280893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893" calcext:value-type="float">
            <text:p>78893</text:p>
          </table:table-cell>
          <table:table-cell office:value-type="float" office:value="26379.4989595866" calcext:value-type="float">
            <text:p>26379.4989595866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3378" calcext:value-type="float">
            <text:p>93378</text:p>
          </table:table-cell>
          <table:table-cell office:value-type="float" office:value="26353.2214776976" calcext:value-type="float">
            <text:p>26353.2214776976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1948" calcext:value-type="float">
            <text:p>151948</text:p>
          </table:table-cell>
          <table:table-cell office:value-type="float" office:value="26334.2432963333" calcext:value-type="float">
            <text:p>26334.2432963333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8460" calcext:value-type="float">
            <text:p>368460</text:p>
          </table:table-cell>
          <table:table-cell office:value-type="float" office:value="26299.6360244339" calcext:value-type="float">
            <text:p>26299.636024433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24423" calcext:value-type="float">
            <text:p>2124423</text:p>
          </table:table-cell>
          <table:table-cell office:value-type="float" office:value="26272.3144939869" calcext:value-type="float">
            <text:p>26272.3144939869</text:p>
          </table:table-cell>
          <table:table-cell office:value-type="float" office:value="17272" calcext:value-type="float">
            <text:p>17272</text:p>
          </table:table-cell>
        </table:table-row>
      </table:table>
      <table:table table:name="2-3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</text:p>
          </table:table-cell>
          <table:table-cell office:value-type="string" calcext:value-type="string">
            <text:p>First Fit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EXECUTION TIME : 115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101.9697922077921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awData ---&gt; 80.0999398561508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ultData ---&gt; 5.37146838597605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oTSensor ---&gt; 0.24469909667971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oreData ---&gt; 0.384598214269409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loud : Energy Consumed = 431306.637215401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= 31882.46925862513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= 26206.24215000005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 : Energy Consumed = 26136.74456250005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= 25031.27200357147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1 : Energy Consumed = 29811.12999999999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0 : Energy Consumed = 26192.83000000006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 : Energy Consumed = 26192.8300000000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2 : Energy Consumed = 26192.83000000006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= 44951.1818750000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= 2008.3333333333333</text:p>
          </table:table-cell>
          <table:table-cell/>
        </table:table-row>
      </table:table>
      <table:table table:name="2-5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</text:p>
          </table:table-cell>
          <table:table-cell office:value-type="string" calcext:value-type="string">
            <text:p>First Fit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XECUTION TIME : 325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190.936477272727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awData ---&gt; 273.54276414871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ultData ---&gt; 1.998862447874233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oTSensor ---&gt; 0.3187500000000227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oreData ---&gt; 0.50125897952485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loud : Energy Consumed = 409705.5561216518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= 27420.5599999999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= 26224.00625000003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 : Energy Consumed = 26208.10000000003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= 26206.27396250003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 : Energy Consumed = 26208.1000000000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 : Energy Consumed = 26208.10000000003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1 : Energy Consumed = 31903.38674612529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0 : Energy Consumed = 26208.1000000000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 : Energy Consumed = 24863.26473749999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2 : Energy Consumed = 26199.9051000000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3 : Energy Consumed = 26208.10000000003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4 : Energy Consumed = 26208.10000000003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= 14326.86437499998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= 2416.3333333333335</text:p>
          </table:table-cell>
          <table:table-cell/>
        </table:table-row>
      </table:table>
      <table:table table:name="2-10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</text:p>
          </table:table-cell>
          <table:table-cell office:value-type="string" calcext:value-type="string">
            <text:p>First Fit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XECUTION TIME : 384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oTSensor ---&gt; 0.63125000000002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loud : Energy Consumed = 399705.8035714286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= 25029.9899999999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= 26224.00625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5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6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7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8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9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1 : Energy Consumed = 31895.91621487560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0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2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3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4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5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6 : Energy Consumed = 24918.35762499998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7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8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9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= 150.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= 4640.0</text:p>
          </table:table-cell>
          <table:table-cell/>
        </table:table-row>
      </table:table>
      <table:table table:name="2-15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</text:p>
          </table:table-cell>
          <table:table-cell office:value-type="string" calcext:value-type="string">
            <text:p>First Fit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XECUTION TIME : 1063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nul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oTSensor ---&gt; 0.94375000000002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loud : Energy Consumed = 399705.8035714286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= 25029.9899999999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= 26224.00625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3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4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5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6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7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8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9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0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1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2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3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4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1 : Energy Consumed = 31888.4456836259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0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2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3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4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5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6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7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8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9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0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1 : Energy Consumed = 25010.61387499999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2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3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4 : Energy Consumed = 26208.1000000000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= 150.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= 6960.0</text:p>
          </table:table-cell>
          <table:table-cell/>
        </table:table-row>
      </table:table>
      <table:table table:name="3-3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Configuration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Fog Control Nod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Fog Nodes in each fog control no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 used</text:p>
          </table:table-cell>
          <table:table-cell office:value-type="string" calcext:value-type="string">
            <text:p>First Fit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Results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EXECUTION TIME : 101806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APPLICATION LOOP DELAYS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[IoTSensor, clientModule, mainModule, clientModule, IoTActuator] ---&gt; 162.87389764238958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TUPLE CPU EXECUTION DELAY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RawData ---&gt; 4.819178667785604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ultData ---&gt; 45.1271428634850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oTSensor ---&gt; 44.99998092644085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oreData ---&gt; 0.3020389211097981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loud : Energy Consumed = 447394.724029017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0 : Energy Consumed = 27639.954561750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0 : Energy Consumed = 26214.0234875002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1 : Energy Consumed = 26186.0221250002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0-2 : Energy Consumed = 26197.90091250027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1 : Energy Consumed = 31880.228099250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0 : Energy Consumed = 26171.5792500002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1 : Energy Consumed = 26197.92000000026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1-2 : Energy Consumed = 25388.9990214288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-2 : Energy Consumed = 27420.5599999999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2-0 : Energy Consumed = 26197.92000000025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2-1 : Energy Consumed = 26197.9200000002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-2-2 : Energy Consumed = 26197.92000000026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t of execution in cloud = 67759.6087499999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network usage = 3789.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22:17:32.360001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6:00:51.142105247</meta:creation-date>
    <meta:editing-duration>PT32M56S</meta:editing-duration>
    <meta:editing-cycles>5</meta:editing-cycles>
    <meta:generator>LibreOffice/6.1.1.2$Linux_X86_64 LibreOffice_project/10$Build-2</meta:generator>
    <dc:date>2018-10-22T22:18:11.038139320</dc:date>
    <meta:document-statistic meta:table-count="14" meta:cell-count="915" meta:object-count="0"/>
  </office:meta>
</office:document-meta>
</file>